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“I'd like daily lunch special C, and the
salad.”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“I want it with a wasabi dressing, and as
for the drink...”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“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“Me too—!”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Aaagh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Gosh... I really... really need to go to the
washroom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